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okie.get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setVersion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setMaxAge( int expi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check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ooki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setDomai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setSecur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HttpCookie( javax . servlet . http .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okie.ini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Cookie.setPath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Http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okie.setComment( String purp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okie.getServle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